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Lohit Hindi" svg:font-family="'Lohit Hindi'" style:font-family-generic="roman"/>
    <style:font-face style:name="Mangal" svg:font-family="Mangal"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5.3542in"/>
    </style:style>
    <style:style style:name="Table1.B" style:family="table-column">
      <style:table-column-properties style:column-width="1.3438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382in" fo:border="0.05pt solid #000000">
        <style:background-image/>
      </style:table-cell-properties>
    </style:style>
    <style:style style:name="Table2" style:family="table">
      <style:table-properties style:width="6.6979in" fo:margin-left="0in" table:align="left"/>
    </style:style>
    <style:style style:name="Table2.A" style:family="table-column">
      <style:table-column-properties style:column-width="5.3542in"/>
    </style:style>
    <style:style style:name="Table2.B" style:family="table-column">
      <style:table-column-properties style:column-width="1.343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6979in" fo:margin-left="0in" table:align="left"/>
    </style:style>
    <style:style style:name="Table3.A" style:family="table-column">
      <style:table-column-properties style:column-width="1.1563in"/>
    </style:style>
    <style:style style:name="Table3.B" style:family="table-column">
      <style:table-column-properties style:column-width="5.5417in"/>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c0c0c0"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5521in"/>
    </style:style>
    <style:style style:name="Table4.B" style:family="table-column">
      <style:table-column-properties style:column-width="3.8021in"/>
    </style:style>
    <style:style style:name="Table4.C" style:family="table-column">
      <style:table-column-properties style:column-width="1.3438in"/>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5.3542in"/>
    </style:style>
    <style:style style:name="Table5.B" style:family="table-column">
      <style:table-column-properties style:column-width="1.3438in"/>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0c0c0" fo:padding="0.0382in" fo:border="0.05pt solid #000000">
        <style:background-image/>
      </style:table-cell-properties>
    </style:style>
    <style:style style:name="Table6" style:family="table">
      <style:table-properties style:width="6.6979in" fo:margin-left="0in" table:align="left"/>
    </style:style>
    <style:style style:name="Table6.A" style:family="table-column">
      <style:table-column-properties style:column-width="5.3542in"/>
    </style:style>
    <style:style style:name="Table6.B" style:family="table-column">
      <style:table-column-properties style:column-width="1.3438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6979in" fo:margin-left="0in" table:align="left"/>
    </style:style>
    <style:style style:name="Table7.A" style:family="table-column">
      <style:table-column-properties style:column-width="1.1563in"/>
    </style:style>
    <style:style style:name="Table7.B" style:family="table-column">
      <style:table-column-properties style:column-width="5.5417in"/>
    </style:style>
    <style:style style:name="Table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7.B1" style:family="table-cell">
      <style:table-cell-properties fo:padding="0.0382in" fo:border="0.05pt solid #000000"/>
    </style:style>
    <style:style style:name="Table7.A2" style:family="table-cell">
      <style:table-cell-properties fo:background-color="#c0c0c0" fo:padding="0.0382in" fo:border-left="0.05pt solid #000000" fo:border-right="none" fo:border-top="none" fo:border-bottom="0.05pt solid #000000">
        <style:background-image/>
      </style:table-cell-properties>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5521in"/>
    </style:style>
    <style:style style:name="Table8.B" style:family="table-column">
      <style:table-column-properties style:column-width="3.8021in"/>
    </style:style>
    <style:style style:name="Table8.C" style:family="table-column">
      <style:table-column-properties style:column-width="1.3438in"/>
    </style:style>
    <style:style style:name="Table8.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0c0c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style:style>
    <style:style style:name="Table17.A" style:family="table-column">
      <style:table-column-properties style:column-width="5.3542in"/>
    </style:style>
    <style:style style:name="Table17.B" style:family="table-column">
      <style:table-column-properties style:column-width="1.3438in"/>
    </style:style>
    <style:style style:name="Table1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0c0c0" fo:padding="0.0382in" fo:border="0.05pt solid #000000">
        <style:background-image/>
      </style:table-cell-properties>
    </style:style>
    <style:style style:name="Table18" style:family="table">
      <style:table-properties style:width="6.6979in" fo:margin-left="0in" table:align="left"/>
    </style:style>
    <style:style style:name="Table18.A" style:family="table-column">
      <style:table-column-properties style:column-width="5.3542in"/>
    </style:style>
    <style:style style:name="Table18.B" style:family="table-column">
      <style:table-column-properties style:column-width="1.3438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9" style:family="table">
      <style:table-properties style:width="6.6979in" fo:margin-left="0in" table:align="left"/>
    </style:style>
    <style:style style:name="Table19.A" style:family="table-column">
      <style:table-column-properties style:column-width="1.1563in"/>
    </style:style>
    <style:style style:name="Table19.B" style:family="table-column">
      <style:table-column-properties style:column-width="5.5417in"/>
    </style:style>
    <style:style style:name="Table1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0.05pt solid #000000"/>
    </style:style>
    <style:style style:name="Table19.A2" style:family="table-cell">
      <style:table-cell-properties fo:background-color="#c0c0c0" fo:padding="0.0382in" fo:border-left="0.05pt solid #000000" fo:border-right="none" fo:border-top="none" fo:border-bottom="0.05pt solid #000000">
        <style:background-image/>
      </style:table-cell-properties>
    </style:style>
    <style:style style:name="Table19.B2" style:family="table-cell">
      <style:table-cell-properties fo:padding="0.0382in" fo:border-left="0.05pt solid #000000" fo:border-right="0.05pt solid #000000"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79in" fo:margin-left="0in" table:align="left"/>
    </style:style>
    <style:style style:name="Table20.A" style:family="table-column">
      <style:table-column-properties style:column-width="1.5521in"/>
    </style:style>
    <style:style style:name="Table20.B" style:family="table-column">
      <style:table-column-properties style:column-width="3.8021in"/>
    </style:style>
    <style:style style:name="Table20.C" style:family="table-column">
      <style:table-column-properties style:column-width="1.3438in"/>
    </style:style>
    <style:style style:name="Table20.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0.C1" style:family="table-cell">
      <style:table-cell-properties fo:background-color="#c0c0c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style:text-properties fo:language="da" fo:country="DK" fo:font-style="normal" officeooo:rsid="001ea8ea" officeooo:paragraph-rsid="001ea8ea" style:font-style-asian="normal" style:font-style-complex="normal"/>
    </style:style>
    <style:style style:name="P2" style:family="paragraph" style:parent-style-name="Text_20_body">
      <style:paragraph-properties fo:line-height="150%"/>
      <style:text-properties fo:language="da" fo:country="DK" fo:font-style="normal" officeooo:rsid="000f47fa" officeooo:paragraph-rsid="000f47fa" style:font-style-asian="normal" style:font-style-complex="normal"/>
    </style:style>
    <style:style style:name="P3" style:family="paragraph" style:parent-style-name="Text_20_body">
      <style:paragraph-properties fo:line-height="150%"/>
      <style:text-properties fo:language="da" fo:country="DK" fo:font-style="normal" officeooo:rsid="0007ef64" officeooo:paragraph-rsid="0007ef64" style:font-style-asian="normal" style:font-style-complex="normal"/>
    </style:style>
    <style:style style:name="P4" style:family="paragraph" style:parent-style-name="Text_20_body">
      <style:paragraph-properties fo:line-height="150%"/>
      <style:text-properties fo:language="da" fo:country="DK" fo:font-style="normal" officeooo:rsid="0020b629" officeooo:paragraph-rsid="0020b629" style:font-style-asian="normal" style:font-style-complex="normal"/>
    </style:style>
    <style:style style:name="P5" style:family="paragraph" style:parent-style-name="Text_20_body">
      <style:paragraph-properties fo:line-height="150%"/>
      <style:text-properties fo:language="da" fo:country="DK" fo:font-style="normal" officeooo:rsid="001c639c" officeooo:paragraph-rsid="0027cc7f" style:font-style-asian="normal" style:font-style-complex="normal"/>
    </style:style>
    <style:style style:name="P6" style:family="paragraph" style:parent-style-name="Text_20_body">
      <style:paragraph-properties fo:line-height="150%"/>
      <style:text-properties fo:language="da" fo:country="DK" fo:font-style="normal" officeooo:rsid="0018a734" officeooo:paragraph-rsid="0027cc7f" style:font-style-asian="normal" style:font-style-complex="normal"/>
    </style:style>
    <style:style style:name="P7" style:family="paragraph" style:parent-style-name="Text_20_body">
      <style:paragraph-properties fo:line-height="150%"/>
      <style:text-properties fo:language="da" fo:country="DK" fo:font-style="normal" officeooo:rsid="00196083" officeooo:paragraph-rsid="0027cc7f" style:font-style-asian="normal" style:font-style-complex="normal"/>
    </style:style>
    <style:style style:name="P8" style:family="paragraph" style:parent-style-name="Text_20_body">
      <style:paragraph-properties fo:line-height="150%"/>
      <style:text-properties fo:language="da" fo:country="DK" fo:font-style="normal" officeooo:rsid="001b0059" officeooo:paragraph-rsid="0027cc7f" style:font-style-asian="normal" style:font-style-complex="normal"/>
    </style:style>
    <style:style style:name="P9" style:family="paragraph" style:parent-style-name="Text_20_body">
      <style:paragraph-properties fo:line-height="150%"/>
      <style:text-properties fo:language="da" fo:country="DK" fo:font-style="normal" officeooo:rsid="00145093" officeooo:paragraph-rsid="0027cc7f" style:font-style-asian="normal" style:font-style-complex="normal"/>
    </style:style>
    <style:style style:name="P10" style:family="paragraph" style:parent-style-name="Text_20_body">
      <style:paragraph-properties fo:line-height="150%"/>
      <style:text-properties fo:language="da" fo:country="DK" fo:font-style="normal" officeooo:rsid="00145093" officeooo:paragraph-rsid="00145093" style:font-style-asian="normal" style:font-style-complex="normal"/>
    </style:style>
    <style:style style:name="P11" style:family="paragraph" style:parent-style-name="Text_20_body">
      <style:paragraph-properties fo:line-height="150%"/>
      <style:text-properties fo:language="da" fo:country="DK" fo:font-style="normal" officeooo:rsid="001599ed" officeooo:paragraph-rsid="0027cc7f" style:font-style-asian="normal" style:font-style-complex="normal"/>
    </style:style>
    <style:style style:name="P12" style:family="paragraph" style:parent-style-name="Text_20_body">
      <style:paragraph-properties fo:line-height="150%"/>
      <style:text-properties fo:language="da" fo:country="DK" fo:font-style="normal" officeooo:rsid="0011442a" officeooo:paragraph-rsid="0011442a" style:font-style-asian="normal" style:font-style-complex="normal"/>
    </style:style>
    <style:style style:name="P13" style:family="paragraph" style:parent-style-name="Text_20_body">
      <style:paragraph-properties fo:line-height="150%"/>
      <style:text-properties fo:language="da" fo:country="DK" fo:font-style="normal" officeooo:rsid="00293780" officeooo:paragraph-rsid="00293780" style:font-style-asian="normal" style:font-style-complex="normal"/>
    </style:style>
    <style:style style:name="P14" style:family="paragraph" style:parent-style-name="Text_20_body">
      <style:paragraph-properties fo:line-height="150%"/>
      <style:text-properties fo:language="da" fo:country="DK" fo:font-style="normal" fo:font-weight="normal" style:font-style-asian="normal" style:font-weight-asian="normal" style:font-style-complex="normal" style:font-weight-complex="normal"/>
    </style:style>
    <style:style style:name="P15" style:family="paragraph" style:parent-style-name="Text_20_body">
      <style:paragraph-properties fo:line-height="150%"/>
      <style:text-properties fo:language="da" fo:country="DK" fo:font-style="normal" style:text-underline-style="none" fo:font-weight="normal" style:font-style-asian="normal" style:font-weight-asian="normal" style:font-style-complex="normal" style:font-weight-complex="normal"/>
    </style:style>
    <style:style style:name="P16" style:family="paragraph" style:parent-style-name="Text_20_body">
      <style:paragraph-properties fo:line-height="150%"/>
      <style:text-properties fo:language="da" fo:country="DK" officeooo:rsid="0008e2ca" officeooo:paragraph-rsid="001f97b7"/>
    </style:style>
    <style:style style:name="P17" style:family="paragraph" style:parent-style-name="Text_20_body">
      <style:paragraph-properties fo:line-height="150%"/>
      <style:text-properties fo:language="da" fo:country="DK" fo:font-style="italic" fo:font-weight="normal" officeooo:rsid="000aa8e2" officeooo:paragraph-rsid="001f97b7" style:font-style-asian="italic" style:font-weight-asian="normal" style:font-style-complex="italic" style:font-weight-complex="normal"/>
    </style:style>
    <style:style style:name="P18" style:family="paragraph" style:parent-style-name="Text_20_body">
      <style:paragraph-properties fo:line-height="150%"/>
      <style:text-properties fo:language="da" fo:country="DK" fo:font-style="italic" fo:font-weight="bold" style:font-style-asian="italic" style:font-weight-asian="bold" style:font-style-complex="italic" style:font-weight-complex="bold"/>
    </style:style>
    <style:style style:name="P19" style:family="paragraph" style:parent-style-name="Text_20_body">
      <style:paragraph-properties fo:line-height="150%"/>
      <style:text-properties fo:language="da" fo:country="DK" fo:font-style="italic" fo:font-weight="bold" officeooo:paragraph-rsid="001f97b7" style:font-style-asian="italic" style:font-weight-asian="bold" style:font-style-complex="italic" style:font-weight-complex="bold"/>
    </style:style>
    <style:style style:name="P20" style:family="paragraph" style:parent-style-name="Text_20_body">
      <style:paragraph-properties fo:line-height="150%"/>
      <style:text-properties fo:language="da" fo:country="DK"/>
    </style:style>
    <style:style style:name="P21" style:family="paragraph" style:parent-style-name="Text_20_body">
      <style:paragraph-properties fo:line-height="150%"/>
      <style:text-properties fo:language="da" fo:country="DK" officeooo:paragraph-rsid="00145093"/>
    </style:style>
    <style:style style:name="P22" style:family="paragraph" style:parent-style-name="Text_20_body">
      <style:paragraph-properties fo:line-height="150%"/>
      <style:text-properties fo:language="da" fo:country="DK" officeooo:paragraph-rsid="001f97b7"/>
    </style:style>
    <style:style style:name="P23" style:family="paragraph" style:parent-style-name="Text_20_body">
      <style:paragraph-properties fo:line-height="150%"/>
      <style:text-properties fo:language="da" fo:country="DK" fo:font-weight="bold" style:font-weight-asian="bold" style:font-weight-complex="bold"/>
    </style:style>
    <style:style style:name="P24" style:family="paragraph" style:parent-style-name="Text_20_body">
      <style:paragraph-properties fo:line-height="150%"/>
      <style:text-properties fo:language="da" fo:country="DK" fo:font-weight="normal" style:font-weight-asian="normal" style:font-weight-complex="normal"/>
    </style:style>
    <style:style style:name="P25" style:family="paragraph" style:parent-style-name="Text_20_body">
      <style:paragraph-properties fo:line-height="150%"/>
      <style:text-properties fo:language="da" fo:country="DK" officeooo:rsid="0011442a" officeooo:paragraph-rsid="0011442a"/>
    </style:style>
    <style:style style:name="P26" style:family="paragraph" style:parent-style-name="Text_20_body">
      <style:paragraph-properties fo:line-height="150%"/>
      <style:text-properties officeooo:rsid="0027cc7f" officeooo:paragraph-rsid="0027cc7f"/>
    </style:style>
    <style:style style:name="P27" style:family="paragraph" style:parent-style-name="Table_20_Contents">
      <style:paragraph-properties fo:line-height="150%"/>
      <style:text-properties fo:language="da" fo:country="DK" officeooo:rsid="0012136f" officeooo:paragraph-rsid="000f47fa"/>
    </style:style>
    <style:style style:name="P28" style:family="paragraph" style:parent-style-name="Table_20_Contents">
      <style:paragraph-properties fo:line-height="150%"/>
      <style:text-properties fo:language="da" fo:country="DK" officeooo:rsid="0012136f" officeooo:paragraph-rsid="0027cc7f"/>
    </style:style>
    <style:style style:name="P29" style:family="paragraph" style:parent-style-name="Table_20_Contents">
      <style:paragraph-properties fo:line-height="150%"/>
      <style:text-properties fo:language="da" fo:country="DK" officeooo:paragraph-rsid="000f47fa"/>
    </style:style>
    <style:style style:name="P30" style:family="paragraph" style:parent-style-name="Table_20_Contents">
      <style:paragraph-properties fo:line-height="150%"/>
      <style:text-properties fo:language="da" fo:country="DK" officeooo:paragraph-rsid="0027cc7f"/>
    </style:style>
    <style:style style:name="P31" style:family="paragraph" style:parent-style-name="Table_20_Contents">
      <style:paragraph-properties fo:line-height="150%"/>
      <style:text-properties fo:language="da" fo:country="DK" officeooo:rsid="000f47fa" officeooo:paragraph-rsid="000f47fa"/>
    </style:style>
    <style:style style:name="P32" style:family="paragraph" style:parent-style-name="Table_20_Contents">
      <style:paragraph-properties fo:line-height="150%"/>
      <style:text-properties fo:language="da" fo:country="DK" officeooo:rsid="0018a734" officeooo:paragraph-rsid="0027cc7f"/>
    </style:style>
    <style:style style:name="P33" style:family="paragraph" style:parent-style-name="Table_20_Contents">
      <style:paragraph-properties fo:line-height="150%"/>
      <style:text-properties fo:language="da" fo:country="DK" officeooo:rsid="001599ed" officeooo:paragraph-rsid="0027cc7f"/>
    </style:style>
    <style:style style:name="P34" style:family="paragraph" style:parent-style-name="Standard">
      <style:paragraph-properties fo:line-height="150%"/>
      <style:text-properties fo:language="da" fo:country="DK" officeooo:paragraph-rsid="0027cc7f"/>
    </style:style>
    <style:style style:name="P35" style:family="paragraph" style:parent-style-name="Heading_20_2">
      <style:paragraph-properties fo:line-height="150%"/>
      <style:text-properties fo:language="da" fo:country="DK" fo:font-style="normal" officeooo:rsid="0027cc7f" officeooo:paragraph-rsid="0027cc7f" style:font-style-asian="normal" style:font-style-complex="normal"/>
    </style:style>
    <style:style style:name="P36" style:family="paragraph" style:parent-style-name="Heading_20_2">
      <style:paragraph-properties fo:line-height="150%"/>
      <style:text-properties fo:language="da" fo:country="DK" fo:font-style="normal" officeooo:rsid="000f47fa" officeooo:paragraph-rsid="000f47fa" style:font-style-asian="normal" style:font-style-complex="normal"/>
    </style:style>
    <style:style style:name="P37" style:family="paragraph" style:parent-style-name="Heading_20_2">
      <style:paragraph-properties fo:line-height="150%"/>
      <style:text-properties fo:language="da" fo:country="DK" fo:font-style="normal" style:font-style-asian="normal" style:font-style-complex="normal"/>
    </style:style>
    <style:style style:name="P38" style:family="paragraph" style:parent-style-name="Text_20_body">
      <style:paragraph-properties fo:line-height="150%"/>
      <style:text-properties fo:language="da" fo:country="DK" fo:font-style="normal" fo:font-weight="normal" officeooo:rsid="001f97b7" style:font-style-asian="normal" style:font-weight-asian="normal" style:font-style-complex="normal" style:font-weight-complex="normal"/>
    </style:style>
    <style:style style:name="P39" style:family="paragraph" style:parent-style-name="Text_20_body">
      <style:paragraph-properties fo:line-height="150%"/>
      <style:text-properties fo:language="da" fo:country="DK" fo:font-style="normal" fo:font-weight="normal" officeooo:rsid="001f97b7" officeooo:paragraph-rsid="001f97b7" style:font-style-asian="normal" style:font-weight-asian="normal" style:font-style-complex="normal" style:font-weight-complex="normal"/>
    </style:style>
    <style:style style:name="P40" style:family="paragraph" style:parent-style-name="Text_20_body">
      <style:paragraph-properties fo:line-height="150%"/>
      <style:text-properties fo:language="da" fo:country="DK" fo:font-style="normal" officeooo:rsid="0020b629" officeooo:paragraph-rsid="0020b629" style:font-style-asian="normal" style:font-style-complex="normal"/>
    </style:style>
    <style:style style:name="P41" style:family="paragraph" style:parent-style-name="Text_20_body">
      <style:paragraph-properties fo:line-height="150%"/>
      <style:text-properties fo:language="da" fo:country="DK" fo:font-style="normal" officeooo:rsid="001f35b8" officeooo:paragraph-rsid="0032657c" style:font-style-asian="normal" style:font-style-complex="normal"/>
    </style:style>
    <style:style style:name="P42" style:family="paragraph" style:parent-style-name="Text_20_body">
      <style:paragraph-properties fo:line-height="150%" fo:break-before="page"/>
      <style:text-properties fo:language="da" fo:country="DK"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officeooo:rsid="000aa8e2" style:font-style-asian="normal" style:font-style-complex="normal"/>
    </style:style>
    <style:style style:name="T3" style:family="text">
      <style:text-properties fo:font-style="normal" officeooo:rsid="001f97b7" style:font-style-asian="normal" style:font-style-complex="normal"/>
    </style:style>
    <style:style style:name="T4" style:family="text">
      <style:text-properties fo:font-style="normal" officeooo:rsid="0020726e" style:font-style-asian="normal" style:font-style-complex="normal"/>
    </style:style>
    <style:style style:name="T5" style:family="text">
      <style:text-properties fo:font-style="normal" officeooo:rsid="000f47fa" style:font-style-asian="normal" style:font-style-complex="normal"/>
    </style:style>
    <style:style style:name="T6" style:family="text">
      <style:text-properties fo:font-style="normal" officeooo:rsid="00116d33" style:font-style-asian="normal" style:font-style-complex="normal"/>
    </style:style>
    <style:style style:name="T7" style:family="text">
      <style:text-properties fo:font-style="normal" officeooo:rsid="00145093" style:font-style-asian="normal" style:font-style-complex="normal"/>
    </style:style>
    <style:style style:name="T8" style:family="text">
      <style:text-properties fo:font-style="normal" officeooo:rsid="001599ed" style:font-style-asian="normal" style:font-style-complex="normal"/>
    </style:style>
    <style:style style:name="T9" style:family="text">
      <style:text-properties fo:font-style="normal" officeooo:rsid="00293780" style:font-style-asian="normal" style:font-style-complex="normal"/>
    </style:style>
    <style:style style:name="T10" style:family="text">
      <style:text-properties fo:font-style="normal" officeooo:rsid="002fd0e9"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fb07f" style:font-style-asian="normal" style:font-weight-asian="normal" style:font-style-complex="normal" style:font-weight-complex="normal"/>
    </style:style>
    <style:style style:name="T13" style:family="text">
      <style:text-properties fo:font-style="normal" fo:font-weight="normal" officeooo:rsid="00307eb6" style:font-style-asian="normal" style:font-weight-asian="normal" style:font-style-complex="normal" style:font-weight-complex="normal"/>
    </style:style>
    <style:style style:name="T14" style:family="text">
      <style:text-properties officeooo:rsid="00149728"/>
    </style:style>
    <style:style style:name="T15" style:family="text">
      <style:text-properties officeooo:rsid="0011442a"/>
    </style:style>
    <style:style style:name="T16" style:family="text">
      <style:text-properties officeooo:rsid="00116d33"/>
    </style:style>
    <style:style style:name="T17" style:family="text">
      <style:text-properties officeooo:rsid="001614b7"/>
    </style:style>
    <style:style style:name="T18" style:family="text">
      <style:text-properties officeooo:rsid="0016e5a3"/>
    </style:style>
    <style:style style:name="T19" style:family="text">
      <style:text-properties officeooo:rsid="0017ab3a"/>
    </style:style>
    <style:style style:name="T20" style:family="text">
      <style:text-properties officeooo:rsid="001d325b"/>
    </style:style>
    <style:style style:name="T21" style:family="text">
      <style:text-properties officeooo:rsid="001f97b7"/>
    </style:style>
    <style:style style:name="T22" style:family="text">
      <style:text-properties officeooo:rsid="0021c491"/>
    </style:style>
    <style:style style:name="T23" style:family="text">
      <style:text-properties officeooo:rsid="0021e985"/>
    </style:style>
    <style:style style:name="T24" style:family="text">
      <style:text-properties officeooo:rsid="00250801"/>
    </style:style>
    <style:style style:name="T25" style:family="text">
      <style:text-properties fo:language="da" fo:country="DK" fo:font-style="normal" style:font-style-asian="normal" style:font-style-complex="normal"/>
    </style:style>
    <style:style style:name="T26" style:family="text">
      <style:text-properties fo:language="da" fo:country="DK" fo:font-style="normal" officeooo:rsid="0027cc7f" style:font-style-asian="normal" style:font-style-complex="normal"/>
    </style:style>
    <style:style style:name="T27" style:family="text">
      <style:text-properties officeooo:rsid="002cc25d"/>
    </style:style>
    <style:style style:name="T28" style:family="text">
      <style:text-properties officeooo:rsid="002f7879"/>
    </style:style>
    <style:style style:name="T29" style:family="text">
      <style:text-properties officeooo:rsid="002fd0e9"/>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2">Tredje sprint</text:h>
      <text:p text:style-name="P26"><text:span text:style-name="T26">D</text:span><text:span text:style-name="T25">et tredje og sidste sprint i forløbet foregik i perioden 16. december 2013 til 20. december 2013, hvor d. 20 var afsat til reviews og retrospektiv. I dette sprint skulle meget af funktionaliteten omkring rejser udbygges til blandt andet forsat rejse, havde brugeren nok penge på kortet og brugeren skulle kunne følge med i sine rejser via hjemmesiden.</text:span></text:p>
      <text:h text:style-name="P36" text:outline-level="2">Stories</text:h>
      <text:p text:style-name="P25"><text:span text:style-name="T5">H</text:span><text:span text:style-name="T1">erunder er der en beskrivelse af hver story, der indgik i dette sprint.</text:span></text:p>
      <table:table table:name="Table1" table:style-name="Table1">
        <table:table-column table:style-name="Table1.A"/>
        <table:table-column table:style-name="Table1.B"/>
        <table:table-row>
          <table:table-cell table:style-name="Table1.A1" office:value-type="string">
            <text:p text:style-name="P28"><text:s/>Story Name: </text:p>
          </table:table-cell>
          <table:table-cell table:style-name="Table1.B1" office:value-type="string">
            <text:p text:style-name="P28"><text:s/>ID:</text:p>
          </table:table-cell>
        </table:table-row>
      </table:table>
      <table:table table:name="Table2" table:style-name="Table2">
        <table:table-column table:style-name="Table2.A"/>
        <table:table-column table:style-name="Table2.B"/>
        <table:table-row>
          <table:table-cell table:style-name="Table2.A1" office:value-type="string">
            <text:p text:style-name="P30"><text:s/><text:span text:style-name="T19">Fortsat rejse</text:span></text:p>
          </table:table-cell>
          <table:table-cell table:style-name="Table2.B1" office:value-type="string">
            <text:p text:style-name="P30"><text:s/><text:span text:style-name="T19">11</text:span></text:p>
          </table:table-cell>
        </table:table-row>
      </table:table>
      <table:table table:name="Table3" table:style-name="Table3">
        <table:table-column table:style-name="Table3.A"/>
        <table:table-column table:style-name="Table3.B"/>
        <table:table-row>
          <table:table-cell table:style-name="Table3.A1" office:value-type="string">
            <text:p text:style-name="P28"><text:s/>As a</text:p>
          </table:table-cell>
          <table:table-cell table:style-name="Table3.B1" office:value-type="string">
            <text:p text:style-name="P30"><text:s/><text:span text:style-name="T19">Bruger</text:span> </text:p>
          </table:table-cell>
        </table:table-row>
        <table:table-row>
          <table:table-cell table:style-name="Table3.A2" office:value-type="string">
            <text:p text:style-name="P28"><text:s/>I want to</text:p>
          </table:table-cell>
          <table:table-cell table:style-name="Table3.B3" office:value-type="string">
            <text:p text:style-name="P30"><text:s/><text:span text:style-name="T19">Betale det rigtige beløb ved en sammensat rejse </text:span></text:p>
          </table:table-cell>
        </table:table-row>
        <table:table-row>
          <table:table-cell table:style-name="Table3.A2" office:value-type="string">
            <text:p text:style-name="P28"><text:s/>So that</text:p>
          </table:table-cell>
          <table:table-cell table:style-name="Table3.B3" office:value-type="string">
            <text:p text:style-name="P30"><text:s/><text:span text:style-name="T19">Så jeg ikke betaler for meget eller lidt</text:span></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28"><text:s/>Estimate:</text:p>
          </table:table-cell>
          <table:table-cell table:style-name="Table4.A1" office:value-type="string">
            <text:p text:style-name="P28"><text:s/>Actual:</text:p>
          </table:table-cell>
          <table:table-cell table:style-name="Table4.C1" office:value-type="string">
            <text:p text:style-name="P28"><text:s/>Priority:</text:p>
          </table:table-cell>
        </table:table-row>
        <table:table-row>
          <table:table-cell table:style-name="Table4.A2" office:value-type="string">
            <text:p text:style-name="P32">40</text:p>
          </table:table-cell>
          <table:table-cell table:style-name="Table4.B2" office:value-type="string">
            <text:p text:style-name="P30"/>
          </table:table-cell>
          <table:table-cell table:style-name="Table4.C2" office:value-type="string">
            <text:p text:style-name="P32">7</text:p>
          </table:table-cell>
        </table:table-row>
      </table:table>
      <text:p text:style-name="P6"/>
      <text:p text:style-name="P7">Denne story var den mest komplekse i dette sprint og der var i starten, én hvis usikkerhed omkring hvordan den skulle løses.</text:p>
      <text:p text:style-name="P8">Vi ønskede i vores system at implementere princippet med forsat rejse fra hvor på måden det fungerer på med kontant billet. Derfor skulle alle rejser der foregik indenfor én time efter den første billet var købt, være gratis, angivet at det var i samme zone <text:span text:style-name="T28">man rejste</text:span>.</text:p>
      <text:p text:style-name="P5">Som <text:span text:style-name="T20">prioriteten</text:span> viser var dette den første story vi <text:span text:style-name="T20">startede med i sprintet. Vi var 2 gruppemedlemmer der gik sammen om hele denne story, og lavede par-programmering på den. Dette valgte vi fordi opgaven var så kompleks som den var og det var meget vigtigt det blev korrekt regnet ud og vi ingen fejl havde omkring dette.</text:span></text:p>
      <text:p text:style-name="P5"/>
      <text:p text:style-name="P5"/>
      <text:p text:style-name="P5"/>
      <text:p text:style-name="P5"/>
      <text:p text:style-name="P5"/>
      <text:p text:style-name="P34"/>
      <table:table table:name="Table5" table:style-name="Table5">
        <table:table-column table:style-name="Table5.A"/>
        <table:table-column table:style-name="Table5.B"/>
        <text:soft-page-break/>
        <table:table-row>
          <table:table-cell table:style-name="Table5.A1" office:value-type="string">
            <text:p text:style-name="P28"><text:s/>Story Name: </text:p>
          </table:table-cell>
          <table:table-cell table:style-name="Table5.B1" office:value-type="string">
            <text:p text:style-name="P28"><text:s/>ID:</text:p>
          </table:table-cell>
        </table:table-row>
      </table:table>
      <table:table table:name="Table6" table:style-name="Table6">
        <table:table-column table:style-name="Table6.A"/>
        <table:table-column table:style-name="Table6.B"/>
        <table:table-row>
          <table:table-cell table:style-name="Table6.A1" office:value-type="string">
            <text:p text:style-name="P30"><text:s/><text:span text:style-name="T17">Håndtering af rejsetransaktioner</text:span></text:p>
          </table:table-cell>
          <table:table-cell table:style-name="Table6.B1" office:value-type="string">
            <text:p text:style-name="P30"><text:s/><text:span text:style-name="T17">10</text:span></text:p>
          </table:table-cell>
        </table:table-row>
      </table:table>
      <table:table table:name="Table7" table:style-name="Table7">
        <table:table-column table:style-name="Table7.A"/>
        <table:table-column table:style-name="Table7.B"/>
        <table:table-row>
          <table:table-cell table:style-name="Table7.A1" office:value-type="string">
            <text:p text:style-name="P28"><text:s/>As a</text:p>
          </table:table-cell>
          <table:table-cell table:style-name="Table7.B1" office:value-type="string">
            <text:p text:style-name="P30"><text:s/><text:span text:style-name="T17">Bruger</text:span></text:p>
          </table:table-cell>
        </table:table-row>
        <table:table-row>
          <table:table-cell table:style-name="Table7.A2" office:value-type="string">
            <text:p text:style-name="P28"><text:s/>I want to</text:p>
          </table:table-cell>
          <table:table-cell table:style-name="Table7.B3" office:value-type="string">
            <text:p text:style-name="P30"><text:s/><text:span text:style-name="T17">Se min saldo, og stole på at den er korrekt udregnet</text:span></text:p>
          </table:table-cell>
        </table:table-row>
        <table:table-row>
          <table:table-cell table:style-name="Table7.A2" office:value-type="string">
            <text:p text:style-name="P28"><text:s/>So that</text:p>
          </table:table-cell>
          <table:table-cell table:style-name="Table7.B3" office:value-type="string">
            <text:p text:style-name="P30"><text:s/><text:span text:style-name="T17">Jeg har tillid til systemet. </text:span><text:s/></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28"><text:s/>Estimate:</text:p>
          </table:table-cell>
          <table:table-cell table:style-name="Table8.A1" office:value-type="string">
            <text:p text:style-name="P28"><text:s/>Actual:</text:p>
          </table:table-cell>
          <table:table-cell table:style-name="Table8.C1" office:value-type="string">
            <text:p text:style-name="P28"><text:s/>Priority:</text:p>
          </table:table-cell>
        </table:table-row>
        <table:table-row>
          <table:table-cell table:style-name="Table8.A2" office:value-type="string">
            <text:p text:style-name="P33">20</text:p>
          </table:table-cell>
          <table:table-cell table:style-name="Table8.B2" office:value-type="string">
            <text:p text:style-name="P30"/>
          </table:table-cell>
          <table:table-cell table:style-name="Table8.C2" office:value-type="string">
            <text:p text:style-name="P33">8</text:p>
          </table:table-cell>
        </table:table-row>
      </table:table>
      <text:p text:style-name="P9"/>
      <text:p text:style-name="P11">Denne story betod i at brugerne skulle via hjemmesiden have adgang til at se sin saldo og tidligere rejser. Da det var vigtigt for os brugeren havde samme information omkring rejser som vi havde i systemet. Skulle brugeren kunne <text:span text:style-name="T18">stole på de rejsetransaktioner de finder under deres profil.</text:span></text:p>
      <text:p text:style-name="P6"><text:span text:style-name="T18">O</text:span>pgaven bestod også i at finde en løsning, hvor på prisen for en rejsetransaktion kun blev udregnet 1 gang ved hjælp af vores graf-service. Denne del var det mest komplekse del af opgaven og derfor den blev estimeret til 20 points.<text:line-break/></text:p>
      <table:table table:name="Table17" table:style-name="Table17">
        <table:table-column table:style-name="Table17.A"/>
        <table:table-column table:style-name="Table17.B"/>
        <table:table-row>
          <table:table-cell table:style-name="Table17.A1" office:value-type="string">
            <text:p text:style-name="P27"><text:s/>Story Name: </text:p>
          </table:table-cell>
          <table:table-cell table:style-name="Table17.B1" office:value-type="string">
            <text:p text:style-name="P27"><text:s/>ID:</text:p>
          </table:table-cell>
        </table:table-row>
      </table:table>
      <table:table table:name="Table18" table:style-name="Table18">
        <table:table-column table:style-name="Table18.A"/>
        <table:table-column table:style-name="Table18.B"/>
        <table:table-row>
          <table:table-cell table:style-name="Table18.A1" office:value-type="string">
            <text:p text:style-name="P29"><text:s/><text:span text:style-name="T14">For lidt penge på kort</text:span></text:p>
          </table:table-cell>
          <table:table-cell table:style-name="Table18.B1" office:value-type="string">
            <text:p text:style-name="P29"><text:s/><text:span text:style-name="T14">5</text:span></text:p>
          </table:table-cell>
        </table:table-row>
      </table:table>
      <table:table table:name="Table19" table:style-name="Table19">
        <table:table-column table:style-name="Table19.A"/>
        <table:table-column table:style-name="Table19.B"/>
        <table:table-row>
          <table:table-cell table:style-name="Table19.A1" office:value-type="string">
            <text:p text:style-name="P27"><text:s/>As a</text:p>
          </table:table-cell>
          <table:table-cell table:style-name="Table19.B1" office:value-type="string">
            <text:p text:style-name="P29"><text:s/><text:span text:style-name="T14">Bruger</text:span></text:p>
          </table:table-cell>
        </table:table-row>
        <table:table-row>
          <table:table-cell table:style-name="Table19.A2" office:value-type="string">
            <text:p text:style-name="P27"><text:s/>I want to</text:p>
          </table:table-cell>
          <table:table-cell table:style-name="Table19.B3" office:value-type="string">
            <text:p text:style-name="P29"><text:s/><text:span text:style-name="T14">Vide hvornår jeg skal indbetale penge på kortet</text:span></text:p>
          </table:table-cell>
        </table:table-row>
        <table:table-row>
          <table:table-cell table:style-name="Table19.A2" office:value-type="string">
            <text:p text:style-name="P27"><text:s/>So that</text:p>
          </table:table-cell>
          <table:table-cell table:style-name="Table19.B3" office:value-type="string">
            <text:p text:style-name="P29"><text:s/><text:span text:style-name="T14">Jeg ikke kommer til at løbe tør</text:span></text:p>
          </table:table-cell>
        </table:table-row>
      </table:table>
      <table:table table:name="Table20" table:style-name="Table20">
        <table:table-column table:style-name="Table20.A"/>
        <table:table-column table:style-name="Table20.B"/>
        <table:table-column table:style-name="Table20.C"/>
        <table:table-row>
          <table:table-cell table:style-name="Table20.A1" office:value-type="string">
            <text:p text:style-name="P27"><text:s/>Estimate:</text:p>
          </table:table-cell>
          <table:table-cell table:style-name="Table20.A1" office:value-type="string">
            <text:p text:style-name="P27"><text:s/>Actual:</text:p>
          </table:table-cell>
          <table:table-cell table:style-name="Table20.C1" office:value-type="string">
            <text:p text:style-name="P27"><text:s/>Priority:</text:p>
          </table:table-cell>
        </table:table-row>
        <table:table-row>
          <table:table-cell table:style-name="Table20.A2" office:value-type="string">
            <text:p text:style-name="P31">13</text:p>
          </table:table-cell>
          <table:table-cell table:style-name="Table20.B2" office:value-type="string">
            <text:p text:style-name="P29"/>
          </table:table-cell>
          <table:table-cell table:style-name="Table20.C2" office:value-type="string">
            <text:p text:style-name="P31">9</text:p>
          </table:table-cell>
        </table:table-row>
      </table:table>
      <text:p text:style-name="P2"/>
      <text:p text:style-name="P12">I denne story, ønskede vi at når brugeren tjekkede ind ved hjælp af rejsekortet, skulle standeren (i vores tilfælde Raspberry PI'en) giver en besked om det var godkendt tjek-ind eller ej. <text:span text:style-name="T16">I første omgang havde vi 2 scenarier, godkendt tjek-ind og for lidt penge på kort. Dette skulle foregå ved at vores klient sendte en besked til serveren om denne bruger ønskede at tjekke ind. Serveren skulle herefter sende besked tilbage til klienten om hvor vidt brugerens tjek-ind blev godkendt eller der var for lidt penge på kortet. Der skulle så afspilles en passende lyd herefter.</text:span></text:p>
      <text:p text:style-name="P13">Vi brugte par-programmering i forbindelse med denne story, da ét gruppemedlem stod for at udvide socket serveren til at sende besked tilbage og ét andet gruppemedlem stod for klienten. Her var der behov for tæt kommunikation mellem de 2 gruppemedlemmer for at få dette til at snakke sammen hurtigst muligt og være sikker på vi arbejdede i samme retning.</text:p>
      <text:p text:style-name="P13"/>
      <text:p text:style-name="P21"><text:soft-page-break/><text:span text:style-name="T6">I </text:span><text:span text:style-name="T7">og med dette var vores første projekt, hvor vi har arbejdet med socket kommunikation, </text:span><text:span text:style-name="T8">s</text:span><text:span text:style-name="T7">å var der usikkerhed omkring, hvordan denne opgave kunne løses. Derfor ramte vi også en del ved siden af i forhold til estimatet på de 13 points/timer – hvilket i aktuelle timer blev til 4 </text:span><text:span text:style-name="T9">points </text:span><text:span text:style-name="T7">fordelt på 2 mand.</text:span></text:p>
      <text:p text:style-name="P10"/>
      <text:h text:style-name="P37" text:outline-level="2">Morgenmøder</text:h>
      <text:p text:style-name="P3">Efter de 2 første sprint, var møderne i dette sprint blevet meget bedre. Vi fulgte vores plan for morgenmødet og dermed var vi sikre på vi fik gennemgået de vigtige ting hver dag. <text:span text:style-name="T27">Vi fik hørt hvert gruppemedlem om hvad personen lavede i går, om der var nogle problemer og om hvad de forventede at lave i dag. Også fik vi drøftede eventuelle problemer der havde været i forbindelse med en story samt hvis der var usikkerhed omkring story som skulle igangsættes.</text:span></text:p>
      <text:p text:style-name="P3">Det virkede dog stadig “kunstigt” ved hvert møde, <text:span text:style-name="T15">som højst sandsynligt har noget at gøre </text:span>med vi kun var 3 <text:span text:style-name="T27">personer</text:span> i gruppen. <text:span text:style-name="T27">Ved hvert møde v</text:span>idste vi stort set alt der blev nævnt på mødet forinden, i og med det havde været en del af dagen før. Derfor kan det vurderes om det var optimalt at holde de møder, når vi ikke var flere gruppe medlemmer. </text:p>
      <text:h text:style-name="P37" text:outline-level="2">Vidensdeling</text:h>
      <text:p text:style-name="P1">Vi har i gruppen gjort brug af vidensdeling på den måde, at inden vi gik i gang med en story, <text:span text:style-name="T29">b</text:span>lev de drøftet med alle gruppemedlemmer. <text:span text:style-name="T29">Der blev</text:span> gået igennem hvordan den skulle løses, hvilke problem stillinger der var osv. Såfremt der opstod problemer undervejs, var det <text:span text:style-name="T29">hermed</text:span> nemmere for de andre gruppemedlemmer at sætte sig ind i hvorfor det var sådan, og på den måde havde vi også lettere ved at komme frem til en løsning. <text:span text:style-name="T24">Til de komplekse opgaver, hvor vi valgte at bruge par-programmering, havde vi selvfølgelig også undervejs i udviklingsprocessen af den opgave, en hvis sparring mellem de 2 parter der par-programmeret.</text:span></text:p>
      <text:h text:style-name="P37" text:outline-level="2">Estimering</text:h>
      <text:p text:style-name="P4">De 3 stories var ved sprintets start allerede estimeret fra sprint 1, og vi snakkede om i gruppen om der var behov for en re-estimering af de stories. Vores vurdering var at hver estimat passede og der var derfor ingen grund til at r<text:span text:style-name="T22">e-</text:span>estimere. <text:span text:style-name="T22">Når man ser tilbage på dette, var det ikke det bedste valg vi traf der og vi burde have re-estimeret vores stories inden sprintets start.</text:span></text:p>
      <text:p text:style-name="P41">Vores estimater på stories for dette sprint, viste sig at være meget <text:span text:style-name="T22">pessimistiske</text:span> og skudt noget over mål. <text:span text:style-name="T29">Det vi mener har haft stor indflydelse på vores estimater har ramt ved siden af, er den usikkerhed der har været omkring nogle af opgaverne og deres teknologi. </text:span></text:p>
      <text:p text:style-name="P41"><text:soft-page-break/><text:span text:style-name="T29">Som nævnt før, var socket kommunikation ikke noget vi havde arbejdet med før. Dermed viste vi ikke hvordan opgaven hvor dette indgik i helt skulle løses, og der skulle noget research til inden.</text:span></text:p>
      <text:p text:style-name="P4">Vi havde som man kan se på <text:span text:style-name="T22">vores burndown</text:span> nedenfor estimeret de 3 stories til 73 storypoints i alt. <text:span text:style-name="T23">Med vores velocity på 15 points per dag ville vi, hvis vores estimater holdte stik, ikke kunne nå alle vores stories. Det gjorde det ”heldigvis” ikke, og vi blev færdig med alle stories i slutningen af sprintet.</text:span></text:p>
      <text:p text:style-name="P4"><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h text:style-name="P37" text:outline-level="2">Retrospektiv</text:h>
      <text:p text:style-name="P23">Good</text:p>
      <text:p text:style-name="P19">Pair-programming (selektivt)</text:p>
      <text:p text:style-name="P22">- <text:span text:style-name="T21">Vi valgte i nogle af opgaverne (specielt forsat rejse) at arbejde i par. Det har fungeret rigtig godt den måde vi har udvalgt hvilke opgaver der har været behov for vi par programmerede omkring. Så det ikke var ved simple ting, vi sad to og løste noget én lige så godt kunne.</text:span></text:p>
      <text:p text:style-name="P18">God til at afslutte opgaver i ”in-progress” </text:p>
      <text:p text:style-name="P39">- Vi har i de <text:span text:style-name="T29">forgangne</text:span> uger ofte haft nogle opgaver til at hænge i in-progess i langtid, hvor der kun manglede at blive lavet lidt på, men hvor det ikke var muligt pt. Dette blev meget bedre i sprint 3 og vi oplevede slet ikke dette med vi pludselig havde gang i alle stories på én gang.</text:p>
      <text:p text:style-name="P39"/>
      <text:p text:style-name="P42">Could have been better</text:p>
      <text:p text:style-name="P18">Estimater (Points), men arbejdsmængde passer!</text:p>
      <text:p text:style-name="P14">- <text:span text:style-name="T21">Som nævnt nogle gange ovenfor, har vores estimater på de forskellige stories ikke være helt optimale. Det passede dog arbejdes mæssigt, med antal stories vi havde regnet med vi kunne nå i dette sprint og vi havde hverken for mange eller for få opgaver.</text:span></text:p>
      <text:p text:style-name="P18">Process dokumentation</text:p>
      <text:p text:style-name="P15">- <text:span text:style-name="T21">Dette var desværre noget der stort set var ikke eksisterende under sprintet og derfor burde der have været lagt meget mere vægt på dette.</text:span></text:p>
      <text:p text:style-name="P18">Kvalitetssikring</text:p>
      <text:p text:style-name="P24"><text:span text:style-name="T1">- </text:span><text:span text:style-name="T3">Vi havde desværre endnu engang fejl i vores kode, da vi skulle </text:span><text:span text:style-name="T10">lave review med</text:span><text:span text:style-name="T3"> kunden/</text:span><text:span text:style-name="T10">product owner</text:span><text:span text:style-name="T3">. Dette er selvfølgelig ikke acceptabelt, og derfor burde </text:span><text:span text:style-name="T4">alt materiale være gået </text:span><text:span text:style-name="T3">igennem </text:span><text:span text:style-name="T4">inden</text:span><text:span text:style-name="T3"> de</text:span><text:span text:style-name="T4">t</text:span><text:span text:style-name="T3"> skulle fremvises.</text:span></text:p>
      <text:p text:style-name="P38"/>
      <text:p text:style-name="P18">Kommunikation i tilfælde af fravær</text:p>
      <text:p text:style-name="P16"><text:span text:style-name="T1">I starten af dette sprint, havde vi et gruppe medlem som var nødsaget til at arbejde hjemme fra på grund af sygdom. </text:span><text:span text:style-name="T2">I forbindelse med dette, blev opgaverne uddelegeret af gruppemedlemmerne der var mødt op og derefter kommunikeret videre til det fraværende gruppemedlem via Skype.</text:span></text:p>
      <text:p text:style-name="P17"><text:span text:style-name="T1">Der skete et brist i kommunikationen her, og da dagen var omme. Viste det sig at vi havde arbejdet på samme story, og dermed var 5-6 timers arbejde spildt. </text:span><text:span text:style-name="T3">Dette skal selvfølgelig være bedre fremover, så alle er 100% med på hvad der skal foregå og alle ved hvem der laver hvad.</text:span></text:p>
      <text:p text:style-name="P23">Improvement</text:p>
      <text:p text:style-name="P18">Bedre process dokumentation ved at alle laver "logbog"</text:p>
      <text:p text:style-name="P14">- <text:span text:style-name="T21">Det stort set kun blevet ført fælles logbog, skrevet af et gruppemedlem. Dette ville have gjort proces dokumentationen noget nemmere, hvis der var blevet gjort mere ud af dette, så alle medlemmer af gruppen skrev en logbog for dagen.</text:span></text:p>
      <text:p text:style-name="P18">Der skal måske laves stories omkring dokumentation over Scrum- practises, så folk tvinges til at lave det!</text:p>
      <text:p text:style-name="P20"><text:span text:style-name="T11">- </text:span><text:span text:style-name="T12">I forbindelse med overstående punkt, kunne man indføre en “practice” som gjorde at efter hver </text:span><text:span text:style-name="T13">opgave</text:span><text:span text:style-name="T12"> eller story er afsluttet skulle der skrives en hvis mængde proces dokumentation, simpelthen for at komme det her problem til livs med det ikke bliver gj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Lohit Hindi" svg:font-family="'Lohit Hindi'" style:font-family-generic="roman"/>
    <style:font-face style:name="Mangal" svg:font-family="Mangal"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Mangal" fo:font-family="Mangal"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Mangal" fo:font-family="Mangal"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Mangal" fo:font-family="Mangal"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Mangal" fo:font-family="Mangal"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DejaVu Sans" fo:font-family="'DejaVu Sans'"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style:contextual-spacing="false" fo:orphans="2" fo:widows="2" fo:text-indent="0in" style:auto-text-indent="false" style:writing-mode="lr-tb"/>
      <style:text-properties style:text-outline="false" style:text-line-through-style="none" style:font-name="Lohit Hindi" fo:font-family="'Lohit Hindi'" style:font-family-generic="roman"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1" style:display-name="Inspiration~LT~Gliederung 1" style:family="paragraph" style:default-outline-level="">
      <style:paragraph-properties fo:margin-left="0in" fo:margin-right="0in" fo:margin-top="0in" fo:margin-bottom="0.1965in" style:contextual-spacing="false" fo:orphans="2" fo:widows="2" fo:text-indent="0in" style:auto-text-indent="false" style:writing-mode="lr-tb"/>
      <style:text-properties style:text-outline="false" style:text-line-through-style="none" style:font-name="Lohit Hindi" fo:font-family="'Lohit Hindi'" style:font-family-generic="roman"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in" fo:margin-right="0in" fo:margin-top="0in" fo:margin-bottom="0.1575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in" fo:margin-right="0in" fo:margin-top="0in" fo:margin-bottom="0.1181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in" fo:margin-right="0in" fo:margin-top="0in" fo:margin-bottom="0.0783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7T15:08:51.382396330</meta:creation-date>
    <dc:date>2014-01-06T17:06:19.363662225</dc:date>
    <meta:editing-duration>PT4H20M4S</meta:editing-duration>
    <meta:editing-cycles>8</meta:editing-cycles>
    <meta:generator>LibreOffice/4.1.4.2$Linux_X86_64 LibreOffice_project/410m0$Build-2</meta:generator>
    <meta:document-statistic meta:table-count="12" meta:image-count="0" meta:object-count="1" meta:page-count="5" meta:paragraph-count="88" meta:word-count="1518" meta:character-count="8723" meta:non-whitespace-character-count="72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056cm" svg:y="3.951cm" style:legend-expansion="high" chart:style-name="ch2"/>
        <chart:plot-area chart:style-name="ch3" chart:data-source-has-labels="both" svg:x="1.33cm" svg:y="0.851cm" svg:width="9.088cm" svg:height="6.988cm">
          <chartooo:coordinate-region svg:x="1.951cm" svg:y="1.05cm" svg:width="8.373cm" svg:height="6.142cm"/>
          <chart:axis chart:dimension="x" chart:name="primary-x" chart:style-name="ch4" chartooo:axis-type="text">
            <chart:title svg:x="4.679cm" svg:y="8.018cm" chart:style-name="ch5">
              <text:p>Tidslinie (dage)</text:p>
            </chart:title>
            <chart:categories table:cell-range-address="local-table.$B$1:.$E$1"/>
          </chart:axis>
          <chart:axis chart:dimension="y" chart:name="primary-y" chart:style-name="ch4">
            <chart:title svg:x="0.451cm" svg:y="6.294cm" chart:style-name="ch6">
              <text:p>Opgave Estimater (points)</text:p>
            </chart:title>
            <chart:grid chart:style-name="ch7" chart:class="major"/>
          </chart:axis>
          <chart:series chart:style-name="ch8" chart:values-cell-range-address="local-table.$B$2:.$E$2" chart:label-cell-address="local-table.$A$2" chart:class="chart:line">
            <chart:data-point chart:repeated="4"/>
          </chart:series>
          <chart:series chart:style-name="ch9" chart:values-cell-range-address="local-table.$B$3:.$E$3" chart:label-cell-address="local-table.$A$3"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Ideele points per dag</text:p>
              </table:table-cell>
              <table:table-cell office:value-type="float" office:value="73">
                <text:p>73</text:p>
              </table:table-cell>
              <table:table-cell office:value-type="float" office:value="48.66">
                <text:p>48.66</text:p>
              </table:table-cell>
              <table:table-cell office:value-type="float" office:value="24.33">
                <text:p>24.33</text:p>
              </table:table-cell>
              <table:table-cell office:value-type="float" office:value="0">
                <text:p>0</text:p>
              </table:table-cell>
            </table:table-row>
            <table:table-row>
              <table:table-cell office:value-type="string">
                <text:p>Faktiske points per dag</text:p>
              </table:table-cell>
              <table:table-cell office:value-type="float" office:value="73">
                <text:p>73</text:p>
              </table:table-cell>
              <table:table-cell office:value-type="float" office:value="73">
                <text:p>73</text:p>
              </table:table-cell>
              <table:table-cell office:value-type="float" office:value="32">
                <text:p>32</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